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6cm"/>
    </style:style>
    <style:style style:name="co2" style:family="table-column">
      <style:table-column-properties fo:break-before="auto" style:column-width="16.776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14.6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padding="0.185cm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padding="0.185cm" style:vertical-align="middle"/>
      <style:paragraph-properties fo:text-align="star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s-3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mpletion Status</text:p>
          </table:table-cell>
          <table:table-cell table:style-name="ce1" office:value-type="string" calcext:value-type="string">
            <text:p>Revision Status</text:p>
          </table:table-cell>
          <table:table-cell table:style-name="ce1" office:value-type="string" calcext:value-type="string">
            <text:p>Hint/Comment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 Input / Output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ta Type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f Else statement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witch Statement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hat are arrays, strings?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r loop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hile loop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nctions (Pass by Reference and Value)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ime Complexity [Learn Basics, and then analyse in next Steps]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<text:a xlink:href="https://takeuforward.org/strivers-a2z-dsa-course/must-do-pattern-problems-before-starting-dsa/" xlink:type="simple">Striver Articl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++ STL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ava Collection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unt Digit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everse a Number</text:p>
          </table:table-cell>
          <table:table-cell office:value-type="string" calcext:value-type="string">
            <text:p><text:a xlink:href="https://leetcode.com/problems/reverse-integer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eck Palindrome</text:p>
          </table:table-cell>
          <table:table-cell office:value-type="string" calcext:value-type="string">
            <text:p><text:a xlink:href="https://leetcode.com/problems/palindrome-number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CD Or HCF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mstrong Numbers</text:p>
          </table:table-cell>
          <table:table-cell office:value-type="string" calcext:value-type="string">
            <text:p><text:a xlink:href="https://leetcode.com/problems/armstrong-number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rint all Divisor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heck for Prime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Understand recursion by print something N time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rint name N times using recursion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rint 1 to N using recursion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int N to 1 using recursion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m of first N number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actorial of N number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verse an array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heck if a string is palindrome or not</text:p>
          </table:table-cell>
          <table:table-cell office:value-type="string" calcext:value-type="string">
            <text:p><text:a xlink:href="https://leetcode.com/problems/valid-palindrome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ibonacci Number</text:p>
          </table:table-cell>
          <table:table-cell office:value-type="string" calcext:value-type="string">
            <text:p><text:a xlink:href="https://leetcode.com/problems/valid-palindrome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ashing Theory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ounting frequencies of array elements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ind the highest/lowest frequency element</text:p>
          </table:table-cell>
          <table:table-cell office:value-type="string" calcext:value-type="string">
            <text:p><text:a xlink:href="https://leetcode.com/problems/frequency-of-the-most-frequent-element/" xlink:type="simple">LeetCode</text:a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ubble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ecursive Bubble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ecursive Insertion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SORTING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argest Element in an Array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econd Largest Element in an Array without sorting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heck if the array is sorted</text:p>
          </table:table-cell>
          <table:table-cell office:value-type="string" calcext:value-type="string">
            <text:p><text:a xlink:href="https://leetcode.com/problems/check-if-array-is-sorted-and-rotated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<text:a xlink:href="https://leetcode.com/problems/remove-duplicates-from-sorted-array/description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eft Rotate an array by one place</text:p>
          </table:table-cell>
          <table:table-cell office:value-type="string" calcext:value-type="string">
            <text:p><text:a xlink:href="https://leetcode.com/problems/rotate-array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eft rotate an array by D places</text:p>
          </table:table-cell>
          <table:table-cell office:value-type="string" calcext:value-type="string">
            <text:p><text:a xlink:href="https://leetcode.com/problems/rotate-array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ve Zeros to end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inear Search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ind the Union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ind missing number in an array</text:p>
          </table:table-cell>
          <table:table-cell office:value-type="string" calcext:value-type="string">
            <text:p><text:a xlink:href="https://leetcode.com/problems/missing-number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aximum Consecutive Ones</text:p>
          </table:table-cell>
          <table:table-cell office:value-type="string" calcext:value-type="string">
            <text:p><text:a xlink:href="https://leetcode.com/problems/max-consecutive-ones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ind the number that appears once, and other numbers twice.</text:p>
          </table:table-cell>
          <table:table-cell office:value-type="string" calcext:value-type="string">
            <text:p><text:a xlink:href="https://leetcode.com/problems/single-number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ongest subarray with given sum K(positives)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Longest subarray with sum K (Positives + Negatives)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Sum Problem</text:p>
          </table:table-cell>
          <table:table-cell office:value-type="string" calcext:value-type="string">
            <text:p><text:a xlink:href="https://leetcode.com/problems/two-sum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ort an array of 0's 1's and 2's</text:p>
          </table:table-cell>
          <table:table-cell office:value-type="string" calcext:value-type="string">
            <text:p><text:a xlink:href="https://leetcode.com/problems/sort-colors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ajority Element (&gt;n/2 times)</text:p>
          </table:table-cell>
          <table:table-cell office:value-type="string" calcext:value-type="string">
            <text:p><text:a xlink:href="https://leetcode.com/problems/majority-element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Kadane's Algorithm, maximum subarray sum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rint subarray with maximum subarray sum (extended version of above problem)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tock Buy and Sell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Rearrange the array in alternating positive and negative items</text:p>
          </table:table-cell>
          <table:table-cell office:value-type="string" calcext:value-type="string">
            <text:p><text:a xlink:href="https://leetcode.com/problems/rearrange-array-elements-by-sign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eaders in an Array problem</text:p>
          </table:table-cell>
          <table:table-cell office:value-type="string" calcext:value-type="string">
            <text:p><text:a xlink:href="https://www.geeksforgeeks.org/problems/leaders-in-an-array-1587115620/1" xlink:type="simple">GFG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Longest Consecutive Sequence in an Array</text:p>
          </table:table-cell>
          <table:table-cell office:value-type="string" calcext:value-type="string">
            <text:p><text:a xlink:href="https://leetcode.com/problems/longest-consecutive-sequence/solution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et Matrix Zeros</text:p>
          </table:table-cell>
          <table:table-cell office:value-type="string" calcext:value-type="string">
            <text:p><text:a xlink:href="https://leetcode.com/problems/set-matrix-zeroes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Rotate Matrix by 90 degrees</text:p>
          </table:table-cell>
          <table:table-cell office:value-type="string" calcext:value-type="string">
            <text:p><text:a xlink:href="https://leetcode.com/problems/rotate-image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rint the matrix in spiral manner</text:p>
          </table:table-cell>
          <table:table-cell office:value-type="string" calcext:value-type="string">
            <text:p><text:a xlink:href="https://leetcode.com/problems/spiral-matrix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ount subarrays with given sum</text:p>
          </table:table-cell>
          <table:table-cell office:value-type="string" calcext:value-type="string">
            <text:p><text:a xlink:href="https://leetcode.com/problems/subarray-sum-equals-k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ascal's Triangle</text:p>
          </table:table-cell>
          <table:table-cell office:value-type="string" calcext:value-type="string">
            <text:p><text:a xlink:href="https://leetcode.com/problems/pascals-triangle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table:number-columns-repeated="101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ajority Element (n/3 times)</text:p>
          </table:table-cell>
          <table:table-cell office:value-type="string" calcext:value-type="string">
            <text:p><text:a xlink:href="https://leetcode.com/problems/majority-element-ii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modify moore’s voting algo, (decrement cnt from both)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-Sum Problem</text:p>
          </table:table-cell>
          <table:table-cell office:value-type="string" calcext:value-type="string">
            <text:p><text:a xlink:href="https://leetcode.com/problems/3sum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i fixed and then two pointer approach in sorted array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-Sum Problem</text:p>
          </table:table-cell>
          <table:table-cell office:value-type="string" calcext:value-type="string">
            <text:p><text:a xlink:href="https://leetcode.com/problems/4sum/" xlink:type="simple">LeetCode</text:a>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IFFICULT</text:p>
          </table:table-cell>
          <table:table-cell table:style-name="ce6" office:value-type="string" calcext:value-type="string">
            <text:p>✅ 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imilar to 3-sum problem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argest Subarray with 0 Sum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ount number of subarrays with given xor K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erge Overlapping Subinterval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erge two sorted arrays without extra space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ind the repeating and missing number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ount Inversio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Reverse Pair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Maximum Product Subarray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inary Search to find X in sorted array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plement Lower Bound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mplement Upper Bound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earch Insert Position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Floor/Ceil in Sorted Array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ind the first or last occurrence of a given number in a sorted array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ount occurrences of a number in a sorted array with duplicate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earch in Rotated Sorted Array I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earch in Rotated Sorted Array II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ind out how many times has an array been rotated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ingle element in a Sorted Array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Find peak element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Find square root of a number in log n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ind the Nth root of a number using binary search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oko Eating Banana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inimum days to make M bouquet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ind the smallest Divisor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apacity to Ship Packages within D Day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Kth Missing Positive Number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ook Allocation Problem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Split array - Largest Sum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ainter's partition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inimize Max Distance to Gas Station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edian of 2 sorted array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th element of 2 sorted array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Find the row with maximum number of 1's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Search in a 2 D matrix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Search in a row and column wise sorted matrix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Find Peak Element (2D Matrix)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trix Median</text:p>
          </table:table-cell>
          <table:table-cell/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emove outermost Paranthesi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everse words in a given string / Palindrome Check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argest odd number in a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Isomorphic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heck whether one string is a rotation of another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heck if two strings are anagram of each other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Sort Characters by frequency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Maximum Nesting Depth of Paranthesi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Roman Number to Integer and vice versa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Implement Atoi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Count Number of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Longest Palindromic Substring[Do it without DP]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Sum of Beauty of all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Reverse Every Word in A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Introduction to LinkedList, learn about struct, and how is node represented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Inserting a node in LinkedLis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eleting a node in LinkedLi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ind the length of the linkedlist [learn traversal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earch an element in the LL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Introduction to DLL, learn about struct, and how is node represented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Insert a node in DLL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Delete a node in D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everse a D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Middle of a LinkedList [TortoiseHare Method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Reverse a LinkedList [Iterative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Reverse a LL [Recursive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etect a loop in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Find the starting point in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Length of Loop in LL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Check if LL is palindrome or no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Segrregate odd and even nodes in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Remove Nth node from the back of the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elete the middle node of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Sort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Sort a LL of 0's 1's and 2's by changing link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Find the intersection point of Y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Add 1 to a number represented by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Add 2 numbers in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elete all occurrences of a key in D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Find pairs with given sum in D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Remove duplicates from sorted D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Reverse LL in group of given size K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Rotate a L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Flattening of LL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lone a Linked List with random and next pointer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ecursive Implementation of atoi(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ow(x, n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Count Good number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Sort a stack using recurs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Reverse a stack using recursion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Generate all binary string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enerate Paranthesi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rint all subsequences/Power Se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Learn All Patterns of Subsequences (Theory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Count all subsequences with sum K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Check if there exists a subsequence with sum 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ombination S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Combination Sum-II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ubset Sum-I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Subset Sum-II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Combination Sum - III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Letter Combinations of a Phone numbe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Palindrome Partitioning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Word Search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N Queen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Rat in a Maz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Word Break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M Coloring Proble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Sudoko Solver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Expression Add Operator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Introduction to Bit Manipulation [Theory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Check if the i-th bit is set or no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Check if a number is odd or no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Check if a number is power of 2 or no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Count the number of set bit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Set/Unset the rightmost unset bi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Swap two number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ivide two integers without using multiplication, division and mod operato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Count number of bits to be flipped to convert A to B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ind the number that appears odd number of tim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Power Se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ind xor of numbers from L to R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ind the two numbers appearing odd number of tim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Print Prime Factors of a Number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All Divisors of a Number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Sieve of Eratosthen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Find Prime Factorisation of a Number using Siev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Power(n, x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Implement Stack using Array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Implement Queue using Array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Implement Stack using Queu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Implement Queue using Stac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Implement stack using Linkedlis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Implement queue using Linkedli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Check for balanced paranthesi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Implement Min Stac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Infix to Postfix Conversion using Stac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Prefix to Infix Convers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Prefix to Postfix Convers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Postfix to Prefix Convers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Postfix to Infix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Convert Infix To Prefix No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Next Greater Elemen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Next Greater Element 2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Next Smaller Elemen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Number of NGEs to the right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rapping Rainwater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Sum of subarray minim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Asteroid Collis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Sum of subarray rang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Remove k Digit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Largest rectangle in a histogra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Maximal Rectangle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Sliding Window maximu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Stock span proble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The Celebrity Proble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LRU cache (IMPORTANT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LFU cach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Longest Substring Without Repeating Character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Max Consecutive Ones III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ruit Into Basket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longest repeating character replacemen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Binary subarray with sum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Count number of nice subarray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Number of substring containing all three character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Maximum point you can obtain from card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Longest Substring with At Most K Distinct Character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Subarray with k different integer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inimum Window Substring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Minimum Window Subsequenc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Introduction to Priority Queues using Binary Heap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Min Heap and Max Heap Implemen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Check if an array represents a min-heap or no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Convert min Heap to max Heap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Kth largest element in an array [use priority queue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Kth smallest element in an array [use priority queue]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Sort K sorted array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Merge M sorted List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Replace each array element by its corresponding rank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Task Schedule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ands of Straight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Design twitte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Connect `n` ropes with minimal co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Kth largest element in a stream of running integer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Maximum Sum Combin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Find Median from Data Strea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K most frequent element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Assign Cooki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Fractional Knapsack Proble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Greedy algorithm to find minimum number of coin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Lemonade Chang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Valid Paranthesis Checker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N meetings in one roo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Jump Gam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Jump Game 2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Minimum number of platforms required for a railwa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Job sequencing Proble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Candy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Program for Shortest Job First (or SJF) CPU Scheduling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rogram for Least Recently Used (LRU) Page Replacement Algorith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Insert Interva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Merge Interval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Non-overlapping Interval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Introduction to Tre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Binary Tree Representation in C++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Binary Tree Representation in Java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Binary Tree Traversals in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Pre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In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Post-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Level order Traversal / Level order traversal in spiral form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Iterative Pre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Iterative In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Post-order Traversal of Binary Tree using 2 stack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Post-order Traversal of Binary Tree using 1 stac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Preorder, Inorder, and Postorder Traversal in one Traversa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Height of a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Check if the Binary tree is height-balanced or no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Diameter of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Maximum path su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Check if two trees are identical or no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Zig Zag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Boundary Traversal of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ertical Order Traversal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p View of Binary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Bottom View of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Right/Left View of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Symmetric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Root to Node Path in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LCA in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Maximum width of a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Check for Children Sum Property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Print all the Nodes at a distance of K in a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Minimum time taken to BURN the Binary Tree from a Nod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Count total Nodes in a COMPLETE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Requirements needed to construct a Unique Binary Tree | Theor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Construct Binary Tree from inorder and preorder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Construct the Binary Tree from Postorder and Inorder Traversal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Serialize and deserialize Binary Tre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Morris Preorder Traversal of a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Morris Inorder Traversal of a Binary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Flatten Binary Tree to LinkedList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Introduction to Binary Search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Search in a Binary Search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Find Min/Max in B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eil in a Binary Search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Floor in a Binary Search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Insert a given Node in Binary Search Tree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Delete a Node in Binary Search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Find K-th smallest/largest element in B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Check if a tree is a BST or B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LCA in Binary Search Tre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Construct a BST from a preorder traversal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Inorder Successor/Predecessor in B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Merge 2 BST'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Two Sum In BST | Check if there exists a pair with Sum K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Recover BST | Correct BST with two nodes swapped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Largest BST in Binary Tre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Graph and Typ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Graph Representation | C++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Graph Representation | Java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Connected Components | Logic Explanation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DF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Number of provinces (leetcode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Connected Components Problem in Matrix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Rotten Orang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Flood fill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Cycle Detection in unirected Graph (bfs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Cycle Detection in undirected Graph (dfs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0/1 Matrix (Bfs Problem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Surrounded Regions (dfs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Number of Enclaves [flood fill implementation - multisource]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Word ladder - 1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Word ladder - 2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Number of Distinct Islands [dfs multisource]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Bipartite Graph (DFS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Cycle Detection in Directed Graph (DFS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po Sort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Kahn's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Cycle Detection in Directed Graph (BFS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Course Schedule - I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Course Schedule - II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Find eventual safe state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Alien dictionary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Shortest Path in UG with unit weight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Shortest Path in DAG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Djisktra's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Why priority Queue is used in Djisktra's Algorith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Shortest path in a binary maz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ath with minimum effor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Cheapest flights within k stop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Network Delay tim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Number of ways to arrive at destin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Minimum steps to reach end from start by performing multiplication and mod operations with array element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Bellman Ford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Floyd Warshal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Find the city with the smallest number of neighbors in a threshold distanc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Minimum Spanning Tre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rim's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Disjoint Set [Union by Rank]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Disjoint Set [Union by Size]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Kruskal's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Number of operations to make network connecte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Most stones removed with same rows or column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Accounts merg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Number of island II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Making a Large Island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Swim in rising water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Bridges in Graph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Articulation Point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Kosaraju's Algorithm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Dynamic Programming Introduc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Climbing Star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Frog Jump(DP-3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Frog Jump with k distances(DP-4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Maximum sum of non-adjacent elements (DP 5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House Robber (DP 6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Ninja's Training (DP 7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Grid Unique Paths : DP on Grids (DP8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Grid Unique Paths 2 (DP 9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Minimum path sum in Grid (DP 10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Minimum path sum in Triangular Grid (DP 11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Minimum/Maximum Falling Path Sum (DP-12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3-d DP : Ninja and his friends (DP-13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Subset sum equal to target (DP- 14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Partition Equal Subset Sum (DP- 15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Partition Set Into 2 Subsets With Min Absolute Sum Diff (DP- 16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Count Subsets with Sum K (DP - 17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Count Partitions with Given Difference (DP - 18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Assign Cookie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Minimum Coins (DP - 20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arget Sum (DP - 21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Coin Change 2 (DP - 22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Unbounded Knapsack (DP - 23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Rod Cutting Problem | (DP - 24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Longest Common Subsequence | (DP - 25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Print Longest Common Subsequence | (DP - 26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Longest Common Substring | (DP - 27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Longest Palindromic Subsequence | (DP-28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Minimum insertions to make string palindrome | DP-29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Minimum Insertions/Deletions to Convert String | (DP- 30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Shortest Common Supersequence | (DP - 31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Distinct Subsequences| (DP-32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Edit Distance | (DP-33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Wildcard Matching | (DP-34)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Best Time to Buy and Sell Stock |(DP-35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Buy and Sell Stock - II|(DP-36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Buy and Sell Stocks III|(DP-37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Buy and Stock Sell IV |(DP-38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Buy and Sell Stocks With Cooldown|(DP-39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Buy and Sell Stocks With Transaction Fee|(DP-40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Longest Increasing Subsequence |(DP-41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Printing Longest Increasing Subsequence|(DP-42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Longest Increasing Subsequence |(DP-43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Largest Divisible Subset|(DP-44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Longest String Chain|(DP-45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Longest Bitonic Subsequence |(DP-46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Number of Longest Increasing Subsequences|(DP-47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Matrix Chain Multiplication|(DP-48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Matrix Chain Multiplication | Bottom-Up|(DP-49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Minimum Cost to Cut the Stick|(DP-50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Burst Balloons|(DP-51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Evaluate Boolean Expression to True|(DP-52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Palindrome Partitioning - II|(DP-53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Partition Array for Maximum Sum|(DP-54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Maximum Rectangle Area with all 1's|(DP-55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Count Square Submatrices with All Ones|(DP-56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Implement TRIE | INSERT | SEARCH | STARTSWITH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Implement Trie - 2 (Prefix Tree)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Longest String with All Prefixe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Number of Distinct Substrings in a String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Bit PreRequisites for TRIE Problems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Maximum XOR of two numbers in an arra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Maximum XOR With an Element From Array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Minimum number of bracket reversals needed to make an expression balance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Count and sa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Hashing In Strings | Theory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Rabin Karp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Z-Function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table:number-columns-repeated="101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KMP algo / LPS(pi) array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Shortest Palindrome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Longest happy prefix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Count palindromic subsequence in given string</text:p>
          </table:table-cell>
          <table:table-cell table:number-columns-repeated="2"/>
          <table:table-cell office:value-type="string" calcext:value-type="string">
            <text:p>DIFFICULT</text:p>
          </table:table-cell>
          <table:table-cell table:number-columns-repeated="1019"/>
        </table:table-row>
        <table:table-row table:style-name="ro2" table:number-rows-repeated="10481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s-3'.D1:'sheets-3'.D1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21:49:57.819401682</dc:date>
    <meta:editing-duration>PT41M9S</meta:editing-duration>
    <meta:editing-cycles>4</meta:editing-cycles>
    <meta:generator>LibreOffice/7.3.7.2$Linux_X86_64 LibreOffice_project/30$Build-2</meta:generator>
    <meta:document-statistic meta:table-count="1" meta:cell-count="1601" meta:object-count="0"/>
  </office:meta>
</office:document-meta>
</file>